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3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JAVA</text:p>
          </table:table-cell>
          <table:table-cell table:number-columns-repeated="2"/>
          <table:table-cell office:value-type="string" calcext:value-type="string">
            <text:p>Temps en ms</text:p>
          </table:table-cell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Fonction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xtension linéaire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Egalisation histogram</text:p>
          </table:table-cell>
          <table:table-cell office:value-type="string" calcext:value-type="string">
            <text:p>Average 3</text:p>
          </table:table-cell>
          <table:table-cell office:value-type="string" calcext:value-type="string">
            <text:p>Average 7</text:p>
          </table:table-cell>
          <table:table-cell office:value-type="string" calcext:value-type="string">
            <text:p>Average 15</text:p>
          </table:table-cell>
          <table:table-cell office:value-type="string" calcext:value-type="string">
            <text:p>Gaussian 5</text:p>
          </table:table-cell>
          <table:table-cell office:value-type="string" calcext:value-type="string">
            <text:p>Prewitt Hor</text:p>
          </table:table-cell>
          <table:table-cell office:value-type="string" calcext:value-type="string">
            <text:p>Prewott Ver</text:p>
          </table:table-cell>
          <table:table-cell office:value-type="string" calcext:value-type="string">
            <text:p>Prewitt All</text:p>
          </table:table-cell>
          <table:table-cell office:value-type="string" calcext:value-type="string">
            <text:p>Sobel Hor</text:p>
          </table:table-cell>
          <table:table-cell office:value-type="string" calcext:value-type="string">
            <text:p>Sobel Ver</text:p>
          </table:table-cell>
          <table:table-cell office:value-type="string" calcext:value-type="string">
            <text:p>Sobel All</text:p>
          </table:table-cell>
          <table:table-cell office:value-type="string" calcext:value-type="string">
            <text:p>Laplacien 4</text:p>
          </table:table-cell>
          <table:table-cell office:value-type="string" calcext:value-type="string">
            <text:p>Laplacien 8</text:p>
          </table:table-cell>
        </table:table-row>
        <table:table-row table:style-name="ro1">
          <table:table-cell/>
          <table:table-cell table:style-name="ce2" office:value-type="string" calcext:value-type="string">
            <text:p>Temps d’exécution sur multicolor (ms)</text:p>
          </table:table-cell>
          <table:table-cell office:value-type="float" office:value="10.93" calcext:value-type="float">
            <text:p>10,93</text:p>
          </table:table-cell>
          <table:table-cell office:value-type="float" office:value="26.06" calcext:value-type="float">
            <text:p>26,06</text:p>
          </table:table-cell>
          <table:table-cell office:value-type="float" office:value="12.72" calcext:value-type="float">
            <text:p>12,72</text:p>
          </table:table-cell>
          <table:table-cell office:value-type="float" office:value="482.54" calcext:value-type="float">
            <text:p>482,54</text:p>
          </table:table-cell>
          <table:table-cell office:value-type="float" office:value="498.39" calcext:value-type="float">
            <text:p>498,39</text:p>
          </table:table-cell>
          <table:table-cell office:value-type="float" office:value="484.58" calcext:value-type="float">
            <text:p>484,58</text:p>
          </table:table-cell>
          <table:table-cell office:value-type="float" office:value="539.3" calcext:value-type="float">
            <text:p>539,3</text:p>
          </table:table-cell>
          <table:table-cell table:formula="of:=SUM(470.66;442.58)" office:value-type="float" office:value="913.24" calcext:value-type="float">
            <text:p>913,24</text:p>
          </table:table-cell>
          <table:table-cell office:value-type="float" office:value="161.58" calcext:value-type="float">
            <text:p>161,58</text:p>
          </table:table-cell>
          <table:table-cell office:value-type="float" office:value="426.71" calcext:value-type="float">
            <text:p>426,71</text:p>
          </table:table-cell>
          <table:table-cell office:value-type="float" office:value="1720" calcext:value-type="float">
            <text:p>1720</text:p>
          </table:table-cell>
          <table:table-cell office:value-type="float" office:value="233.58" calcext:value-type="float">
            <text:p>233,58</text:p>
          </table:table-cell>
          <table:table-cell office:value-type="float" office:value="124.19" calcext:value-type="float">
            <text:p>124,19</text:p>
          </table:table-cell>
          <table:table-cell office:value-type="float" office:value="116.58" calcext:value-type="float">
            <text:p>116,58</text:p>
          </table:table-cell>
          <table:table-cell office:value-type="float" office:value="231.04" calcext:value-type="float">
            <text:p>231,04</text:p>
          </table:table-cell>
          <table:table-cell office:value-type="float" office:value="112.59" calcext:value-type="float">
            <text:p>112,59</text:p>
          </table:table-cell>
          <table:table-cell office:value-type="float" office:value="110.85" calcext:value-type="float">
            <text:p>110,85</text:p>
          </table:table-cell>
          <table:table-cell office:value-type="float" office:value="239.44" calcext:value-type="float">
            <text:p>239,44</text:p>
          </table:table-cell>
          <table:table-cell office:value-type="float" office:value="121.9" calcext:value-type="float">
            <text:p>121,9</text:p>
          </table:table-cell>
          <table:table-cell office:value-type="float" office:value="113.61" calcext:value-type="float">
            <text:p>113,61</text:p>
          </table:table-cell>
        </table:table-row>
        <table:table-row table:style-name="ro1">
          <table:table-cell/>
          <table:table-cell table:style-name="ce2" office:value-type="string" calcext:value-type="string">
            <text:p>Temps d’exécution sur hauteres (ms)</text:p>
          </table:table-cell>
          <table:table-cell office:value-type="float" office:value="39.1" calcext:value-type="float">
            <text:p>39,1</text:p>
          </table:table-cell>
          <table:table-cell office:value-type="float" office:value="77.72" calcext:value-type="float">
            <text:p>77,72</text:p>
          </table:table-cell>
          <table:table-cell office:value-type="float" office:value="33.1" calcext:value-type="float">
            <text:p>33,1</text:p>
          </table:table-cell>
          <table:table-cell office:value-type="float" office:value="1670" calcext:value-type="float">
            <text:p>1670</text:p>
          </table:table-cell>
          <table:table-cell office:value-type="float" office:value="1700" calcext:value-type="float">
            <text:p>1700</text:p>
          </table:table-cell>
          <table:table-cell office:value-type="float" office:value="1890" calcext:value-type="float">
            <text:p>1890</text:p>
          </table:table-cell>
          <table:table-cell office:value-type="float" office:value="1820" calcext:value-type="float">
            <text:p>1820</text:p>
          </table:table-cell>
          <table:table-cell office:value-type="float" office:value="3470" calcext:value-type="float">
            <text:p>3470</text:p>
          </table:table-cell>
          <table:table-cell office:value-type="float" office:value="396.36" calcext:value-type="float">
            <text:p>396,36</text:p>
          </table:table-cell>
          <table:table-cell office:value-type="float" office:value="1650" calcext:value-type="float">
            <text:p>1650</text:p>
          </table:table-cell>
          <table:table-cell office:value-type="float" office:value="6910" calcext:value-type="float">
            <text:p>6910</text:p>
          </table:table-cell>
          <table:table-cell office:value-type="float" office:value="786.59" calcext:value-type="float">
            <text:p>786,59</text:p>
          </table:table-cell>
          <table:table-cell office:value-type="float" office:value="389.51" calcext:value-type="float">
            <text:p>389,51</text:p>
          </table:table-cell>
          <table:table-cell office:value-type="float" office:value="374.89" calcext:value-type="float">
            <text:p>374,89</text:p>
          </table:table-cell>
          <table:table-cell office:value-type="float" office:value="787.77" calcext:value-type="float">
            <text:p>787,77</text:p>
          </table:table-cell>
          <table:table-cell office:value-type="float" office:value="345.37" calcext:value-type="float">
            <text:p>345,37</text:p>
          </table:table-cell>
          <table:table-cell office:value-type="float" office:value="394.94" calcext:value-type="float">
            <text:p>394,94</text:p>
          </table:table-cell>
          <table:table-cell office:value-type="float" office:value="752.55" calcext:value-type="float">
            <text:p>752,55</text:p>
          </table:table-cell>
          <table:table-cell office:value-type="float" office:value="403.73" calcext:value-type="float">
            <text:p>403,73</text:p>
          </table:table-cell>
          <table:table-cell office:value-type="float" office:value="442.12" calcext:value-type="float">
            <text:p>442,12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nderScript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onction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Selecte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mps 1 sur multicolor</text:p>
          </table:table-cell>
          <table:table-cell office:value-type="float" office:value="147.96" calcext:value-type="float">
            <text:p>147,96</text:p>
          </table:table-cell>
          <table:table-cell office:value-type="float" office:value="96.28" calcext:value-type="float">
            <text:p>96,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mps 2 sur multicolor</text:p>
          </table:table-cell>
          <table:table-cell office:value-type="float" office:value="11.73" calcext:value-type="float">
            <text:p>11,73</text:p>
          </table:table-cell>
          <table:table-cell office:value-type="float" office:value="14.81" calcext:value-type="float">
            <text:p>14,8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mps 1 sur hauteres</text:p>
          </table:table-cell>
          <table:table-cell office:value-type="float" office:value="52.95" calcext:value-type="float">
            <text:p>52,95</text:p>
          </table:table-cell>
          <table:table-cell office:value-type="float" office:value="294.69" calcext:value-type="float">
            <text:p>294,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mps 2 sur hauteres</text:p>
          </table:table-cell>
          <table:table-cell office:value-type="float" office:value="20.22" calcext:value-type="float">
            <text:p>20,22</text:p>
          </table:table-cell>
          <table:table-cell office:value-type="float" office:value="42.99" calcext:value-type="float">
            <text:p>42,99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Fonctions Autr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oad Gallery</text:p>
          </table:table-cell>
          <table:table-cell office:value-type="string" calcext:value-type="string">
            <text:p>Load Camera</text:p>
          </table:table-cell>
          <table:table-cell office:value-type="string" calcext:value-type="string">
            <text:p>Save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Temps d’exécution sur multicolor (ms)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33" calcext:value-type="float">
            <text:p>133</text:p>
          </table:table-cell>
          <table:table-cell office:value-type="float" office:value="25.82" calcext:value-type="float">
            <text:p>25,82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Temps d’exécution sur hauteres (ms)</text:p>
          </table:table-cell>
          <table:table-cell/>
          <table:table-cell office:value-type="float" office:value="53.27" calcext:value-type="float">
            <text:p>53,2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16:19:18.637295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5:29:44.671730056</meta:creation-date>
    <dc:date>2020-02-28T16:58:16.787888459</dc:date>
    <meta:editing-duration>PT56M4S</meta:editing-duration>
    <meta:editing-cycles>15</meta:editing-cycles>
    <meta:generator>LibreOffice/5.2.7.2$Linux_X86_64 LibreOffice_project/20m0$Build-2</meta:generator>
    <meta:document-statistic meta:table-count="1" meta:cell-count="93" meta:object-count="0"/>
  </office:meta>
</office:document-meta>
</file>